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402cm"/>
    </style:style>
    <style:style style:name="Tableau4.D" style:family="table-column">
      <style:table-column-properties style:column-width="1.773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95cm" table:align="right"/>
    </style:style>
    <style:style style:name="Tableau6.A" style:family="table-column">
      <style:table-column-properties style:column-width="21.511cm"/>
    </style:style>
    <style:style style:name="Tableau6.B" style:family="table-column">
      <style:table-column-properties style:column-width="2.725cm"/>
    </style:style>
    <style:style style:name="Tableau6.C" style:family="table-column">
      <style:table-column-properties style:column-width="3.459cm"/>
    </style:style>
    <style:style style:name="Tableau6.A1" style:family="table-cell">
      <style:table-cell-properties style:vertical-align="" fo:padding="0.097cm" fo:border-left="none" fo:border-right="none" fo:border-top="0.05pt solid #000000" fo:border-bottom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4">[langs.trans(Bill);onformat=decode]</text:p>
            <text:p text:style-name="P14">Réf. : [doc.ref]</text:p>
            <text:p text:style-name="P12">[langs.trans(DateBill);onformat=decode] : [doc.date_fr;magnet=text:p]</text:p>
            <text:p text:style-name="P12">[langs.trans(DateTerm);onformat=decode] : [doc.date_lim_reglement_fr;magnet=text:p]</text:p>
            <text:p text:style-name="P12"/>
            <text:p text:style-name="P12">[langs.trans(RefCmd);onformat=decode] : [doc_linked.commande.0.ref;magnet=text:p]</text:p>
            <text:p text:style-name="P12">[langs.trans(OrderDate);onformat=decode] : [doc_linked.commande.0.date_command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[langs.trans(BillFrom);onformat=decode] :</text:p>
          </table:table-cell>
          <table:table-cell table:style-name="Tableau2.B1" office:value-type="string">
            <text:p text:style-name="P11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]</text:p>
            <text:p text:style-name="P6">[mysoc.zip] [mysoc.town]</text:p>
            <text:p text:style-name="P6">[mysoc.country]</text:p>
            <text:p text:style-name="P6"/>
            <text:p text:style-name="P6">[langs.trans(PhoneNumber);onformat=decode] : [mysoc.phone]</text:p>
            <text:p text:style-name="P6">[langs.trans(Fax);onformat=decode] : [mysoc.fax]</text:p>
          </table:table-cell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<text:span text:style-name="T1">[langs.trans(PhoneNumber);onformat=decode]</text:span> : [contact.CUSTOMER.phone;magnet=text:p]</text:p>
            <text:p text:style-name="P11"/>
            <text:p text:style-name="P13">[societe.name]</text:p>
            <text:p text:style-name="P15">[societe.address]</text:p>
            <text:p text:style-name="P15">[societe.zip] [societe.town]</text:p>
            <text:p text:style-name="P5">[societe.country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[langs.trans(Reference);onformat=decode]</text:p>
          </table:table-cell>
          <table:table-cell table:style-name="Tableau4.A1" office:value-type="string">
            <text:p text:style-name="P16">[langs.trans(Designation);onformat=decode]</text:p>
          </table:table-cell>
          <table:table-cell table:style-name="Tableau4.A1" office:value-type="string">
            <text:p text:style-name="P16">[langs.trans(VAT);onformat=decode]</text:p>
          </table:table-cell>
          <table:table-cell table:style-name="Tableau4.A1" office:value-type="string">
            <text:p text:style-name="P16">[langs.trans(Unit);onformat=decode]</text:p>
          </table:table-cell>
          <table:table-cell table:style-name="Tableau4.A1" office:value-type="string">
            <text:p text:style-name="P16">[langs.trans(Qty);onformat=decode]</text:p>
          </table:table-cell>
          <table:table-cell table:style-name="Tableau4.A1" office:value-type="string">
            <text:p text:style-name="P16">[langs.trans(UnitPriceHT);onformat=decode]</text:p>
          </table:table-cell>
          <table:table-cell table:style-name="Tableau4.A1" office:value-type="string">
            <text:p text:style-name="P16">[langs.trans(Discount);onformat=decode]</text:p>
          </table:table-cell>
          <table:table-cell table:style-name="Tableau4.A1" office:value-type="string">
            <text:p text:style-name="P16">[langs.trans(PUHTRemise);onformat=decode]</text:p>
          </table:table-cell>
          <table:table-cell table:style-name="Tableau4.I1" office:value-type="string">
            <text:p text:style-name="P16">[langs.trans(TotalHTShort);onformat=decode]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desc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3" office:value-type="string">
            <text:p text:style-name="P17"><text:line-break/></text:p>
            <text:p text:style-name="P17"/>
            <text:p text:style-name="P17"/>
            <text:p text:style-name="P17">[langs.trans(PaymentTerm);onformat=decode] : [contact.reglement]</text:p>
            <text:p text:style-name="P17"/>
            <text:p text:style-name="P17">[langs.trans(PaymentMethod);onformat=decode] : [contact.mode_reglement]</text:p>
          </table:table-cell>
          <table:table-cell table:style-name="Tableau6.B1" office:value-type="string">
            <text:p text:style-name="P16">[langs.trans(TotalHTShort);onformat=decode]</text:p>
          </table:table-cell>
          <table:table-cell table:style-name="Tableau6.C1" office:value-type="string">
            <text:p text:style-name="P18">[doc.total_ht;frm=0,00] €</text:p>
          </table:table-cell>
        </table:table-row>
        <table:table-row>
          <table:covered-table-cell/>
          <table:table-cell table:style-name="Tableau6.B2" office:value-type="string">
            <text:p text:style-name="P16">[langs.trans(TotalVAT);onformat=decode]</text:p>
          </table:table-cell>
          <table:table-cell table:style-name="Tableau6.C2" office:value-type="string">
            <text:p text:style-name="P18">[doc.total_tva;frm=0,00] €</text:p>
          </table:table-cell>
        </table:table-row>
        <table:table-row table:style-name="Tableau6.3">
          <table:covered-table-cell/>
          <table:table-cell table:style-name="Tableau6.B3" office:value-type="string">
            <text:p text:style-name="P16">[langs.trans(TotalTTCShort);onformat=decode]</text:p>
          </table:table-cell>
          <table:table-cell table:style-name="Tableau6.C3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0:58:35</dc:date>
    <dc:creator>Geoffrey </dc:creator>
    <meta:generator>LibreOffice/3.5$Linux_X86_64 LibreOffice_project/350m1$Build-2</meta:generator>
    <meta:editing-duration>PT10H35M26S</meta:editing-duration>
    <meta:editing-cycles>148</meta:editing-cycles>
    <meta:document-statistic meta:table-count="6" meta:image-count="0" meta:object-count="0" meta:page-count="1" meta:paragraph-count="53" meta:word-count="123" meta:character-count="2282" meta:non-whitespace-character-count="2209"/>
  </office:meta>
</office:document-meta>
</file>